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6cm" fo:min-width="2.82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441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054cm"/>
    </style:style>
    <style:style style:name="gr5" style:family="graphic" style:parent-style-name="standard">
      <style:graphic-properties draw:textarea-horizontal-align="justify" draw:textarea-vertical-align="middle" draw:auto-grow-height="false" fo:min-height="1.402cm" fo:min-width="2.746cm"/>
    </style:style>
    <style:style style:name="gr6" style:family="graphic" style:parent-style-name="standard">
      <style:graphic-properties draw:textarea-horizontal-align="justify" draw:textarea-vertical-align="middle" draw:auto-grow-height="false" fo:min-height="1.021cm" fo:min-width="1.895cm"/>
    </style:style>
    <style:style style:name="gr7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8" style:family="graphic" style:parent-style-name="standard">
      <style:graphic-properties draw:textarea-horizontal-align="justify" draw:textarea-vertical-align="middle" draw:auto-grow-height="false" fo:min-height="1.148cm" fo:min-width="2.55cm"/>
    </style:style>
    <style:style style:name="gr9" style:family="graphic" style:parent-style-name="standard">
      <style:graphic-properties draw:textarea-horizontal-align="justify" draw:textarea-vertical-align="middle" draw:auto-grow-height="false" fo:min-height="1.148cm" fo:min-width="2.282cm"/>
    </style:style>
    <style:style style:name="gr10" style:family="graphic" style:parent-style-name="standard">
      <style:graphic-properties draw:textarea-horizontal-align="justify" draw:textarea-vertical-align="middle" draw:auto-grow-height="false" fo:min-height="1.006cm" fo:min-width="3.739cm"/>
    </style:style>
    <style:style style:name="gr11" style:family="graphic" style:parent-style-name="standard">
      <style:graphic-properties draw:stroke="none" svg:stroke-color="#000000" draw:fill="none" draw:fill-color="#ffffff" fo:min-height="3.814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524cm" svg:x="8.747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525cm" svg:y1="2.524cm" svg:x2="10.525cm" svg:y2="4.429cm">
          <text:p/>
        </draw:line>
        <draw:custom-shape draw:style-name="gr3" draw:text-style-name="P1" draw:layer="layout" svg:width="6.477cm" svg:height="1.524cm" svg:x="7.223cm" svg:y="4.429cm">
          <text:p text:style-name="P1">Output: “enter1st numb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25cm" svg:y1="5.953cm" svg:x2="10.525cm" svg:y2="7.477cm">
          <text:p/>
        </draw:line>
        <draw:custom-shape draw:style-name="gr4" draw:text-style-name="P1" draw:layer="layout" svg:width="5.842cm" svg:height="1.524cm" svg:x="7.477cm" svg:y="7.477cm">
          <text:p text:style-name="P1">Input: 1<text:span text:style-name="T1">st</text:span>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25cm" svg:y1="9.001cm" svg:x2="10.525cm" svg:y2="10.525cm">
          <text:p/>
        </draw:line>
        <draw:custom-shape draw:style-name="gr5" draw:text-style-name="P1" draw:layer="layout" svg:width="5.334cm" svg:height="1.651cm" svg:x="7.731cm" svg:y="10.398cm">
          <text:p text:style-name="P1">Output: “enter2nd numb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25cm" svg:y1="12.176cm" svg:x2="10.525cm" svg:y2="13.446cm">
          <text:p/>
        </draw:line>
        <draw:custom-shape draw:style-name="gr6" draw:text-style-name="P1" draw:layer="layout" svg:width="3.937cm" svg:height="1.27cm" svg:x="8.366cm" svg:y="13.7cm">
          <text:p text:style-name="P1">Input: 2<text:span text:style-name="T1">nd</text:span>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98cm" svg:y1="15.097cm" svg:x2="10.398cm" svg:y2="16.367cm">
          <text:p/>
        </draw:line>
        <draw:custom-shape draw:style-name="gr7" draw:text-style-name="P1" draw:layer="layout" svg:width="2.667cm" svg:height="2.286cm" svg:x="9.001cm" svg:y="16.367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795cm" svg:y1="17.637cm" svg:x2="13.827cm" svg:y2="17.383cm">
          <text:p/>
        </draw:line>
        <draw:custom-shape draw:style-name="gr8" draw:text-style-name="P1" draw:layer="layout" svg:width="5.014cm" svg:height="1.397cm" svg:x="13.639cm" svg:y="16.24cm">
          <text:p text:style-name="P1">Output: “numbers dont mat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98cm" svg:y1="18.653cm" svg:x2="10.398cm" svg:y2="20.685cm">
          <text:p/>
        </draw:line>
        <draw:custom-shape draw:style-name="gr9" draw:text-style-name="P1" draw:layer="layout" svg:width="4.572cm" svg:height="1.397cm" svg:x="7.604cm" svg:y="20.685cm">
          <text:p text:style-name="P1">Output “numbers are equ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98cm" svg:y1="22.209cm" svg:x2="10.398cm" svg:y2="24.749cm">
          <text:p/>
        </draw:line>
        <draw:custom-shape draw:style-name="gr10" draw:text-style-name="P1" draw:layer="layout" svg:width="4.699cm" svg:height="1.778cm" svg:x="7.858cm" svg:y="24.74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6.367cm" svg:y1="17.764cm" svg:x2="12.303cm" svg:y2="25.384cm">
          <text:p/>
        </draw:line>
        <draw:frame draw:style-name="gr11" draw:layer="layout" svg:width="5.334cm" svg:height="4.064cm" svg:x="1.762cm" svg:y="15.351cm">
          <draw:text-box>
            <text:p>Key</text:p>
            <text:p>1 = IF number1 <text:s text:c="8"/>= number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09:52.679525000</meta:creation-date>
    <dc:date>2014-09-30T13:17:34.944751000</dc:date>
    <meta:editing-duration>PT7M45S</meta:editing-duration>
    <meta:editing-cycles>1</meta:editing-cycles>
    <meta:document-statistic meta:object-count="19"/>
    <meta:generator>LibreOffice/4.3.1.2$MacOSX_X86_64 LibreOffice_project/958349dc3b25111dbca392fbc281a05559ef6848</meta:generator>
  </office:meta>
</office:document-meta>
</file>